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>
      <style:table-cell-properties style:vertical-align="middle"/>
      <style:text-properties style:font-name="Arial" style:font-name-asian="Arial" style:font-name-complex="Arial"/>
    </style:style>
    <style:style style:name="ce3" style:family="table-cell" style:parent-style-name="Default" style:data-style-name="N15"/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82083333333333cm"/>
    </style:style>
    <style:style style:name="co3" style:family="table-column">
      <style:table-column-properties fo:break-before="auto" style:column-width="5.54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.60000000000437E-6" table:style-name="ce3">
            <text:p>1,60E-0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.60000000000437E-12" table:formula="of:=[.B1]/1000000" table:style-name="ce2">
            <text:p>1,60E-12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9999999999743E-6" table:style-name="ce3">
            <text:p>1,60E-06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.5999999999974301E-12" table:formula="of:=[.B2]/1000000" table:style-name="ce2">
            <text:p>1,60E-1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90000000000012E-6" table:style-name="ce3">
            <text:p>2,90E-0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.9000000000001201E-12" table:formula="of:=[.B3]/1000000" table:style-name="ce2">
            <text:p>2,90E-1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.90000000000012E-6" table:style-name="ce3">
            <text:p>2,90E-06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.9000000000001201E-12" table:formula="of:=[.B4]/1000000" table:style-name="ce2">
            <text:p>2,90E-12</text:p>
          </table:table-cell>
          <table:table-cell/>
          <table:table-cell table:style-name="ce1">
            <draw:frame draw:z-index="1" draw:id="id0" draw:style-name="a0" draw:name="Graphique 6" svg:x="0.65325in" svg:y="0.14706in" svg:width="7.11775in" svg:height="4.821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.6000000000004303E-6" table:style-name="ce3">
            <text:p>4,60E-06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.6000000000004303E-12" table:formula="of:=[.B5]/1000000" table:style-name="ce2">
            <text:p>4,60E-12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.8199999999999002E-5" table:style-name="ce3">
            <text:p>2,82E-05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2.8199999999999002E-11" table:formula="of:=[.B6]/1000000" table:style-name="ce2">
            <text:p>2,82E-11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.40000000000062E-5" table:style-name="ce3">
            <text:p>3,40E-05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.4000000000006203E-11" table:formula="of:=[.B7]/1000000" table:style-name="ce2">
            <text:p>3,40E-1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.8800000000002401E-5" table:style-name="ce3">
            <text:p>2,88E-05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2.8800000000002401E-11" table:formula="of:=[.B8]/1000000" table:style-name="ce2">
            <text:p>2,88E-11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.9400000000000304E-5" table:style-name="ce3">
            <text:p>7,94E-0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.9400000000000302E-11" table:formula="of:=[.B9]/1000000" table:style-name="ce2">
            <text:p>7,94E-1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5E-4" table:style-name="ce1">
            <text:p>0,000125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.2500000000000001E-10" table:formula="of:=[.B10]/1000000" table:style-name="ce2">
            <text:p>1,25E-10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.6269999999999701E-4" table:style-name="ce1">
            <text:p>0,0002627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.6269999999999698E-10" table:formula="of:=[.B11]/1000000" table:style-name="ce2">
            <text:p>2,63E-10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.2120000000000198E-4" table:style-name="ce1">
            <text:p>0,00062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.2120000000000195E-10" table:formula="of:=[.B12]/1000000" table:style-name="ce2">
            <text:p>6,21E-10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1138999999999999E-3" table:style-name="ce1">
            <text:p>0,001113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.1138999999999998E-9" table:formula="of:=[.B13]/1000000" table:style-name="ce2">
            <text:p>1,11E-09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9949999999999998E-3" table:style-name="ce1">
            <text:p>0,001995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.9949999999999998E-9" table:formula="of:=[.B14]/1000000" table:style-name="ce2">
            <text:p>2,00E-0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0152E-3" table:style-name="ce1">
            <text:p>0,0050152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5.0151999999999998E-9" table:formula="of:=[.B15]/1000000" table:style-name="ce2">
            <text:p>5,02E-0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5773999999999902E-3" table:style-name="ce1">
            <text:p>0,0085774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8.5773999999999898E-9" table:formula="of:=[.B16]/1000000" table:style-name="ce2">
            <text:p>8,58E-0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1631399999999901E-2" table:style-name="ce1">
            <text:p>0,0216314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.1631399999999903E-8" table:formula="of:=[.B17]/1000000" table:style-name="ce2">
            <text:p>2,16E-08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9234199999999997E-2" table:style-name="ce1">
            <text:p>0,0392342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3.9234199999999997E-8" table:formula="of:=[.B18]/1000000" table:style-name="ce2">
            <text:p>3,92E-08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.68295E-2" table:style-name="ce1">
            <text:p>0,066829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6.6829499999999996E-8" table:formula="of:=[.B19]/1000000" table:style-name="ce2">
            <text:p>6,68E-08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996269999999999" table:style-name="ce1">
            <text:p>0,169962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.699627E-7" table:formula="of:=[.B20]/1000000" table:style-name="ce2">
            <text:p>1,70E-07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5421960000000002" table:style-name="ce1">
            <text:p>0,3542196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3.5421960000000004E-7" table:formula="of:=[.B21]/1000000" table:style-name="ce2">
            <text:p>3,54E-07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61306539999999898" table:style-name="ce1">
            <text:p>0,613065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6.1306539999999901E-7" table:formula="of:=[.B22]/1000000" table:style-name="ce2">
            <text:p>6,13E-07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1186806999999901" table:style-name="ce1">
            <text:p>1,1186807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.1186806999999901E-6" table:formula="of:=[.B23]/1000000" table:style-name="ce2">
            <text:p>1,12E-06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.2016450999999999" table:style-name="ce1">
            <text:p>2,201645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.2016450999999999E-6" table:formula="of:=[.B24]/1000000" table:style-name="ce2">
            <text:p>2,20E-06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.5485508999999897" table:style-name="ce1">
            <text:p>4,5485509</text:p>
          </table:table-cell>
          <table:table-cell table:number-columns-repeated="16382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.0602215000000008" table:style-name="ce1">
            <text:p>9,0602215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8.0916788" table:style-name="ce1">
            <text:p>18,0916788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8.559642199999999" table:style-name="ce1">
            <text:p>38,5596422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2.623805300000001" table:style-name="ce1">
            <text:p>62,6238053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0.60384550000001" table:style-name="ce1">
            <text:p>130,6038455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29.53868259999899" table:style-name="ce1">
            <text:p>329,5386826</text:p>
          </table:table-cell>
          <table:table-cell table:number-columns-repeated="16382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65.73076330000004" table:style-name="ce1">
            <text:p>565,7307633</text:p>
          </table:table-cell>
          <table:table-cell table:number-columns-repeated="16382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41.8044007999999" table:style-name="ce1">
            <text:p>1141,80440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61.3234567" table:style-name="ce1">
            <text:p>2261,32345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27.1641187" table:style-name="ce1">
            <text:p>3727,164119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19</meta:generator>
    <meta:initial-creator>Alexandra Dereze</meta:initial-creator>
    <dc:creator>Alexandra Dereze</dc:creator>
    <meta:creation-date>2021-03-10T17:03:06Z</meta:creation-date>
    <dc:date>2021-03-26T11:23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T000">
      <style:graphic-properties draw:fill="none" draw:stroke="solid" svg:stroke-width="0.00694in" svg:stroke-color="#000000" svg:stroke-opacity="10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5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none"/>
    </style:style>
  </office:automatic-styles>
  <office:body>
    <office:chart>
      <chart:chart chart:class="chart:scatter" svg:height="347.1263779527559pt" svg:width="512.4779527559056pt" chart:style-name="Crt0">
        <chart:title chart:style-name="CT00">
          <text:p text:style-name="a0" text:class-names="" text:cond-style-name="">Temps d'éxécution de la fonction Hanoi en fonction de n</text:p>
        </chart:title>
        <chart:plot-area svg:x="15.15055118110236pt" svg:y="32.20007874015747pt" svg:width="495.5847244094488pt" svg:height="309.5493700787401pt" chart:style-name="Plt0">
          <chart:axis chart:dimension="y" chart:name="primary-y" chart:style-name="Axs0">
            <chart:title chart:style-name="AT00">
              <text:p text:style-name="a1" text:class-names="" text:cond-style-name="">Le temps (en seconde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  <chart:grid chart:class="major" chart:style-name="GMa1"/>
          </chart:axis>
          <chart:series chart:values-cell-range-address="Feuil1.$B$1:.$B$35" chart:class="chart:scatter" chart:attached-axis="primary-y" chart:style-name="G0S0">
            <chart:domain table:cell-range-address="Feuil1.$A$1:.$A$35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3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